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5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table:style-name="Default"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-1069.04</text:p>
          </table:table-cell>
          <table:table-cell table:number-columns-repeated="993"/>
        </table:table-row>
        <table:table-row table:style-name="ro1" table:number-rows-repeated="104837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30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9:14:43.7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8T19:01:44.686000000</dc:date>
    <meta:editing-duration>P13DT5H56M34S</meta:editing-duration>
    <meta:editing-cycles>5622</meta:editing-cycles>
    <meta:document-statistic meta:table-count="7" meta:cell-count="15399" meta:object-count="0"/>
    <meta:user-defined meta:name="qrichtext">1</meta:user-defined>
  </office:meta>
</office:document-meta>
</file>